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960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Main activity (login)</text:p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>Accept username/password </text:p>
            <text:p text:style-name="Table_20_Contents">Contact server to get session token</text:p>
            <text:p text:style-name="Table_20_Contents">Open user dashboard if login successful</text:p>
            <text:p text:style-name="Table_20_Contents">Automatically go to dashboard if session is valid</text:p>
            <text:p text:style-name="Table_20_Contents">Open Registration activity if requested</text:p>
          </table:table-cell>
          <table:table-cell table:style-name="Table1.B2" office:value-type="string">
            <text:p text:style-name="Table_20_Contents">Dashboard activity</text:p>
            <text:p text:style-name="Table_20_Contents">Registration activity</text:p>
            <text:p text:style-name="Table_20_Contents">SessionManager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>Registration activity</text:p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ccept user details for new account</text:p>
            <text:p text:style-name="Table_20_Contents">Send user details to server and check response</text:p>
            <text:p text:style-name="Table_20_Contents">Go back to login page if successful, with new session token</text:p>
          </table:table-cell>
          <table:table-cell table:style-name="Table2.B2" office:value-type="string">
            <text:p text:style-name="Table_20_Contents">Main login activity</text:p>
            <text:p text:style-name="Table_20_Contents">SessionManager</text:p>
          </table:table-cell>
        </table:table-row>
      </table:table>
      <text:p text:style-name="Standard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>Dashboard (category view) activity</text:p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isplay list of all categories (pages?)</text:p>
            <text:p text:style-name="Table_20_Contents">Can open a menu for user settings</text:p>
            <text:p text:style-name="Table_20_Contents">Can log off from here</text:p>
            <text:p text:style-name="Table_20_Contents">Can select a category which will open the thread list activity</text:p>
            <text:p text:style-name="Table_20_Contents"/>
            <text:p text:style-name="Table_20_Contents"/>
          </table:table-cell>
          <table:table-cell table:style-name="Table3.B2" office:value-type="string">
            <text:p text:style-name="Table_20_Contents">Thread list view activity</text:p>
            <text:p text:style-name="Table_20_Contents">SessionManager</text:p>
          </table:table-cell>
        </table:table-row>
      </table:table>
      <text:p text:style-name="Standard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Table_20_Contents">Threads list view activity</text:p>
          </table:table-cell>
          <table:table-cell table:style-name="Table4.B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Shows all threads in a given category by default</text:p>
            <text:p text:style-name="Table_20_Contents">Topic labels for each thread are listed</text:p>
            <text:p text:style-name="Table_20_Contents">Date of last update to thread </text:p>
            <text:p text:style-name="Table_20_Contents">Can navigate back to category dashboard</text:p>
            <text:p text:style-name="Table_20_Contents">Filter based on topic(s), view list of topics to choose from or search</text:p>
            <text:p text:style-name="Table_20_Contents">Can select a thread to view</text:p>
            <text:p text:style-name="Table_20_Contents">Admin only: delete a thread</text:p>
            <text:p text:style-name="Table_20_Contents">Add topic to favourites</text:p>
            <text:p text:style-name="Table_20_Contents"/>
            <text:p text:style-name="Table_20_Contents"/>
          </table:table-cell>
          <table:table-cell table:style-name="Table4.B2" office:value-type="string">
            <text:p text:style-name="Table_20_Contents">SessionManager</text:p>
            <text:p text:style-name="Table_20_Contents">Category dashboard</text:p>
            <text:p text:style-name="Table_20_Contents">Create thread activity</text:p>
            <text:p text:style-name="Table_20_Contents">view individual thread activity</text:p>
          </table:table-cell>
        </table:table-row>
      </table:table>
      <text:p text:style-name="Standard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Table_20_Contents">SessionManager</text:p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Singleton class that holds information about the current user session</text:p>
            <text:p text:style-name="Table_20_Contents"/>
            <text:p text:style-name="Table_20_Contents"/>
          </table:table-cell>
          <table:table-cell table:style-name="Table5.B2" office:value-type="string">
            <text:p text:style-name="Table_20_Contents">All activities need to access global data from this clas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Table_20_Contents">Individual thread view</text:p>
          </table:table-cell>
          <table:table-cell table:style-name="Table6.B1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View an individual thread, and replies (if implemented)</text:p>
            <text:p text:style-name="Table_20_Contents">Reply to a thread (if implemented)</text:p>
            <text:p text:style-name="Table_20_Contents">Admin only: delete a reply</text:p>
            <text:p text:style-name="Table_20_Contents">Add topic to favorites</text:p>
          </table:table-cell>
          <table:table-cell table:style-name="Table6.B2" office:value-type="string">
            <text:p text:style-name="Table_20_Contents">SessionManager</text:p>
          </table:table-cell>
        </table:table-row>
      </table:table>
      <text:p text:style-name="Standard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Table_20_Contents">Create thread activity</text:p>
          </table:table-cell>
          <table:table-cell table:style-name="Table7.B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Enter thread name</text:p>
            <text:p text:style-name="Table_20_Contents">select topics</text:p>
            <text:p text:style-name="Table_20_Contents">Go back to thread list</text:p>
            <text:p text:style-name="Table_20_Contents">Post thread</text:p>
          </table:table-cell>
          <table:table-cell table:style-name="Table7.B2" office:value-type="string">
            <text:p text:style-name="Table_20_Contents">SessionManager</text:p>
            <text:p text:style-name="Table_20_Contents">view thread list activity</text:p>
          </table:table-cell>
        </table:table-row>
      </table:table>
      <text:p text:style-name="Standard"/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Table_20_Contents">Add topic activity</text:p>
          </table:table-cell>
          <table:table-cell table:style-name="Table8.B1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Enter name for new topic</text:p>
            <text:p text:style-name="Table_20_Contents">Go back to list of threads</text:p>
          </table:table-cell>
          <table:table-cell table:style-name="Table8.B2" office:value-type="string">
            <text:p text:style-name="Table_20_Contents">SessionManager</text:p>
            <text:p text:style-name="Table_20_Contents">view thread list activity</text:p>
          </table:table-cell>
        </table:table-row>
      </table:table>
      <text:p text:style-name="Standard"/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Table_20_Contents">Contacts list activity</text:p>
          </table:table-cell>
          <table:table-cell table:style-name="Table9.B1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List contacts of this user</text:p>
            <text:p text:style-name="Table_20_Contents">Add new contact</text:p>
            <text:p text:style-name="Table_20_Contents">Delete contact</text:p>
            <text:p text:style-name="Table_20_Contents">Open contact to send private message</text:p>
          </table:table-cell>
          <table:table-cell table:style-name="Table9.B2" office:value-type="string">
            <text:p text:style-name="Table_20_Contents">SessionManager</text:p>
            <text:p text:style-name="Table_20_Contents">Send PM activity</text:p>
          </table:table-cell>
        </table:table-row>
      </table:table>
      <text:p text:style-name="Standard"/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Table_20_Contents">Private messages inbox activity</text:p>
          </table:table-cell>
          <table:table-cell table:style-name="Table10.B1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>List all received private messages</text:p>
            <text:p text:style-name="Table_20_Contents">List all messages from a certain contact</text:p>
            <text:p text:style-name="Table_20_Contents">View sent messages</text:p>
            <text:p text:style-name="Table_20_Contents">Add a user to contacts</text:p>
          </table:table-cell>
          <table:table-cell table:style-name="Table10.B2" office:value-type="string">
            <text:p text:style-name="Table_20_Contents">SessionManager</text:p>
            <text:p text:style-name="Table_20_Contents">Send PM activity</text:p>
          </table:table-cell>
        </table:table-row>
      </table:table>
      <text:p text:style-name="Standard"/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Table_20_Contents">Send private message activity</text:p>
          </table:table-cell>
          <table:table-cell table:style-name="Table11.B1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>Write a message to a user</text:p>
          </table:table-cell>
          <table:table-cell table:style-name="Table11.B2" office:value-type="string">
            <text:p text:style-name="Table_20_Contents">SessionManager</text:p>
            <text:p text:style-name="Table_20_Contents">Contacts list activity</text:p>
            <text:p text:style-name="Table_20_Contents">PM Inbox activit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17:03:35</meta:creation-date>
    <dc:date>2014-10-04T18:10:55</dc:date>
    <meta:editing-duration>PT36M59S</meta:editing-duration>
    <meta:editing-cycles>3</meta:editing-cycles>
    <meta:generator>LibreOffice/3.5$Linux_X86_64 LibreOffice_project/350m1$Build-2</meta:generator>
    <meta:document-statistic meta:table-count="11" meta:image-count="0" meta:object-count="0" meta:page-count="2" meta:paragraph-count="75" meta:word-count="329" meta:character-count="2066" meta:non-whitespace-character-count="1810"/>
  </office:meta>
</office:document-meta>
</file>